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P1_pStyle" style:family="paragraph" style:parent-style-name="pStyle">
      <style:paragraph-properties/>
    </style:style>
    <style:style style:name="P2_pStylenormal" style:family="paragraph" style:parent-style-name="pStylenormal">
      <style:paragraph-properties/>
    </style:style>
    <style:style style:name="P3_pStylenormal" style:family="paragraph" style:parent-style-name="pStylenormal">
      <style:paragraph-properties/>
    </style:style>
    <style:style style:name="P4_pStylenormal" style:family="paragraph" style:parent-style-name="pStylenormal">
      <style:paragraph-properties/>
    </style:style>
    <style:style style:name="P5_pStylenormal" style:family="paragraph" style:parent-style-name="pStylenormal">
      <style:paragraph-properties/>
    </style:style>
    <style:style style:name="P6_pStylenormal" style:family="paragraph" style:parent-style-name="pStylenormal">
      <style:paragraph-properties/>
    </style:style>
    <style:style style:name="P7_pStylenormal" style:family="paragraph" style:parent-style-name="pStylenormal">
      <style:paragraph-properties/>
    </style:style>
    <style:style style:name="P8_pStylenormal" style:family="paragraph" style:parent-style-name="pStylenormal">
      <style:paragraph-properties/>
    </style:style>
    <style:style style:name="P9_pStylenormal" style:family="paragraph" style:parent-style-name="pStylenormal">
      <style:paragraph-properties/>
    </style:style>
    <style:style style:name="P10_pStylenormal" style:family="paragraph" style:parent-style-name="pStylenormal">
      <style:paragraph-properties/>
    </style:style>
    <style:style style:name="P11_pStylenormal" style:family="paragraph" style:parent-style-name="pStylenormal">
      <style:paragraph-properties/>
    </style:style>
    <style:style style:name="P12_pStylenormal" style:family="paragraph" style:parent-style-name="pStyle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_pStyle"><text:span text:style-name="TitleStyle">Compte-rendu réunion du comité d’agrément du ven. 18 novembre 2022</text:span></text:p>
        <text:p text:style-name="P2_pStylenormal"><text:span text:style-name="BoldStyle">Présent-e-s :</text:span></text:p>
        <text:p text:style-name="P3_pStylenormal"><text:span text:style-name="BoldStyle">Excusé-e-s :</text:span></text:p>
        <text:p text:style-name="P4_pStylenormal"><text:span text:style-name="BoldStyle">Ordre du jour :</text:span></text:p>
        <text:p text:style-name="P5_pStylenormal"><text:span text:style-name="ParagraphStyle">1. Retour sur le dernier comité d’agrément</text:span></text:p>
        <text:p text:style-name="P6_pStylenormal"><text:span text:style-name="ParagraphStyle">2. Étude des dossiers de demande d’agrément</text:span></text:p>
        <text:p text:style-name="P7_pStylenormal"><text:span text:style-name="ParagraphStyle">3. Points Divers</text:span></text:p>
        <text:p text:style-name="Standard"/>
        <text:p text:style-name="Standard"/>
        <text:p text:style-name="P8_pStylenormal"><text:span text:style-name="BoldStyle">1. Retour sur le dernier comité d’agrément</text:span></text:p>
        <text:p text:style-name="Standard"/>
        <text:p text:style-name="Standard"/>
        <text:p text:style-name="P9_pStylenormal"><text:span text:style-name="BoldStyle">2. Étude des dossiers de demande d’agrément</text:span></text:p>
        <text:p text:style-name="Standard"/>
        <text:p text:style-name="Standard"/>
        <text:p text:style-name="P10_pStylenormal"><text:span text:style-name="ParagraphStyle">TEMP : 3</text:span></text:p>
        <text:p text:style-name="P11_pStylenormal"><text:span text:style-name="ParagraphStyle">Nom : La Txalupa</text:span></text:p>
        <text:p text:style-name="P12_pStylenormal"><text:span text:style-name="BoldStyle">3. Points Divers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TitleStyle" style:family="text">
      <style:text-properties style:font-name="Tahoma" style:font-name-complex="Tahoma" fo:font-size="12pt" style:font-size-asian="12pt" style:font-size-complex="12pt" fo:color="#000000" fo:font-weight="bold" style:font-weight-asian="bold"/>
    </style:style>
    <style:style style:name="BoldStyle" style:family="text">
      <style:text-properties style:font-name="Tahoma" style:font-name-complex="Tahoma" fo:font-size="10pt" style:font-size-asian="10pt" style:font-size-complex="10pt" fo:color="#000000" fo:font-weight="bold" style:font-weight-asian="bold"/>
    </style:style>
    <style:style style:name="ParagraphStyle" style:family="text">
      <style:text-properties style:font-name="Tahoma" style:font-name-complex="Tahoma" fo:font-size="10pt" style:font-size-asian="10pt" style:font-size-complex="10pt" fo:color="#000000"/>
    </style:style>
    <style:style style:name="pStyle" style:family="paragraph">
      <style:paragraph-properties fo:margin-bottom="5pt" fo:text-align="center"/>
    </style:style>
    <style:style style:name="pStylenormal" style:family="paragraph">
      <style:paragraph-properties fo:margin-top="0pt" fo:margin-bottom="0pt" fo:text-align="start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2-11-18T10:19:38.000</dc:date>
    <meta:generator>PHPWord</meta:generator>
    <meta:initial-creator/>
    <meta:creation-date>2022-11-18T10:19:38.000</meta:creation-date>
    <meta:keyword/>
    <meta:user-defined meta:name="Category"/>
    <meta:user-defined meta:name="Company"/>
    <meta:user-defined meta:name="Manager"/>
  </office:meta>
</office:document-meta>
</file>